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faf46" loext:opacity="100%" style:font-name="Liberation Sans" fo:font-size="22pt" fo:font-weight="normal" officeooo:rsid="0044461b" officeooo:paragraph-rsid="001966e3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faf46" loext:opacity="100%" style:font-name="Liberation Sans" fo:font-size="22pt" fo:font-weight="normal" officeooo:rsid="001b58cb" officeooo:paragraph-rsid="001966e3" fo:background-color="transparent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3faf46" loext:opacity="100%" style:font-name="Liberation Sans" fo:font-size="22pt" fo:font-weight="normal" officeooo:rsid="001966e3" officeooo:paragraph-rsid="004721f0" fo:background-color="transparent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faf46" loext:opacity="100%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966e3" officeooo:paragraph-rsid="001966e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font-weight="normal" officeooo:rsid="003caded" officeooo:paragraph-rsid="003cad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d4b98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d948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f2e7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22fbd0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1b58cb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1d948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1f2e7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948d" officeooo:paragraph-rsid="002bb03c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2fbd0" officeooo:paragraph-rsid="0022fbd0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bb03c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d7d98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bb03c" officeooo:paragraph-rsid="002f06c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cd870" officeooo:paragraph-rsid="002cd870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cd870" officeooo:paragraph-rsid="002f06ce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2f87ff" officeooo:paragraph-rsid="002f87ff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09e7c" officeooo:paragraph-rsid="00309e7c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2f126" officeooo:paragraph-rsid="0032f126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2f126" officeooo:paragraph-rsid="0036b760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34ea82" officeooo:paragraph-rsid="0034ea82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font-weight="normal" officeooo:rsid="004721f0" officeooo:paragraph-rsid="004721f0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b58cb" officeooo:paragraph-rsid="00517fec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2fbd0" officeooo:paragraph-rsid="0022fbd0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bb03c" officeooo:paragraph-rsid="002bb03c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cd870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d7d98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f06ce" officeooo:paragraph-rsid="002f06ce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f87ff" officeooo:paragraph-rsid="002f87ff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2f126" officeooo:paragraph-rsid="0032f126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32f126" officeooo:paragraph-rsid="0036b760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21536c" officeooo:paragraph-rsid="0021536c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bold" officeooo:rsid="001b58cb" officeooo:paragraph-rsid="001b58cb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weight="normal" officeooo:rsid="00309e7c" officeooo:paragraph-rsid="00309e7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weight="normal" officeooo:rsid="0032f126" officeooo:paragraph-rsid="0032f126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weight="normal" officeooo:rsid="0032f126" officeooo:paragraph-rsid="0036b76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1f2e7b"/>
    </style:style>
    <style:style style:name="P48" style:family="paragraph" style:parent-style-name="Standard">
      <style:paragraph-properties fo:text-align="start" style:justify-single-word="false"/>
      <style:text-properties officeooo:paragraph-rsid="0022fbd0"/>
    </style:style>
    <style:style style:name="P49" style:family="paragraph" style:parent-style-name="Standard">
      <style:paragraph-properties fo:text-align="start" style:justify-single-word="false"/>
      <style:text-properties officeooo:paragraph-rsid="001d948d"/>
    </style:style>
    <style:style style:name="P50" style:family="paragraph" style:parent-style-name="Standard">
      <style:paragraph-properties fo:text-align="start" style:justify-single-word="false"/>
      <style:text-properties officeooo:paragraph-rsid="002d7d98"/>
    </style:style>
    <style:style style:name="P51" style:family="paragraph" style:parent-style-name="Standard">
      <style:paragraph-properties fo:text-align="start" style:justify-single-word="false"/>
      <style:text-properties officeooo:paragraph-rsid="002f06ce"/>
    </style:style>
    <style:style style:name="P52" style:family="paragraph" style:parent-style-name="Standard">
      <style:paragraph-properties fo:text-align="start" style:justify-single-word="false"/>
      <style:text-properties officeooo:paragraph-rsid="0036b760"/>
    </style:style>
    <style:style style:name="P53" style:family="paragraph" style:parent-style-name="Standard">
      <style:paragraph-properties fo:text-align="start" style:justify-single-word="false"/>
      <style:text-properties officeooo:paragraph-rsid="00517fec"/>
    </style:style>
    <style:style style:name="P54" style:family="paragraph" style:parent-style-name="Standard">
      <style:paragraph-properties fo:text-align="start" style:justify-single-word="false"/>
      <style:text-properties officeooo:rsid="001d4b98" officeooo:paragraph-rsid="0022fbd0"/>
    </style:style>
    <style:style style:name="P55" style:family="paragraph" style:parent-style-name="Standard">
      <style:paragraph-properties fo:text-align="start" style:justify-single-word="false"/>
      <style:text-properties fo:color="#999999" loext:opacity="100%" style:font-name="Liberation Sans" fo:font-size="12pt" fo:font-weight="normal" officeooo:rsid="001b58cb" officeooo:paragraph-rsid="001b58cb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1d948d" officeooo:paragraph-rsid="001d948d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1d948d" officeooo:paragraph-rsid="0029e794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2cd870" officeooo:paragraph-rsid="002f4164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2cd870" officeooo:paragraph-rsid="002f06ce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69a2e" loext:opacity="100%" style:font-name="Liberation Sans" fo:font-size="12pt" fo:font-weight="bold" officeooo:rsid="00309e7c" officeooo:paragraph-rsid="00309e7c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weight="normal" officeooo:paragraph-rsid="002f06ce" style:font-weight-asian="normal" style:font-weight-complex="normal"/>
    </style:style>
    <style:style style:name="P62" style:family="paragraph" style:parent-style-name="Standard">
      <style:text-properties style:font-name="Liberation Sans"/>
    </style:style>
    <style:style style:name="P6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Liberation Sans" fo:font-size="12pt" fo:font-weight="bold" officeooo:rsid="002f06ce" officeooo:paragraph-rsid="002f06ce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ans" fo:font-weight="bold" style:font-weight-asian="bold" style:font-weight-complex="bold"/>
    </style:style>
    <style:style style:name="P67" style:family="paragraph" style:parent-style-name="Standard">
      <style:text-properties style:font-name="Liberation Sans" fo:font-weight="bold" officeooo:rsid="003182ea" officeooo:paragraph-rsid="003182ea" style:font-weight-asian="bold" style:font-weight-complex="bold"/>
    </style:style>
    <style:style style:name="P68" style:family="paragraph" style:parent-style-name="Standard">
      <style:text-properties style:font-name="Liberation Sans" fo:font-weight="normal" officeooo:rsid="003182ea" officeooo:paragraph-rsid="003182ea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officeooo:paragraph-rsid="003caded"/>
    </style:style>
    <style:style style:name="P70" style:family="paragraph" style:parent-style-name="Standard">
      <style:paragraph-properties fo:text-align="start" style:justify-single-word="false"/>
      <style:text-properties officeooo:rsid="002f87ff" officeooo:paragraph-rsid="002f87ff"/>
    </style:style>
    <style:style style:name="P71" style:family="paragraph" style:parent-style-name="Standard">
      <style:paragraph-properties fo:text-align="start" style:justify-single-word="false"/>
      <style:text-properties fo:font-weight="bold" officeooo:rsid="002f87ff" officeooo:paragraph-rsid="002f87ff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officeooo:paragraph-rsid="004721f0"/>
    </style:style>
    <style:style style:name="P73" style:family="paragraph" style:parent-style-name="Standard">
      <style:paragraph-properties fo:text-align="justify" style:justify-single-word="false"/>
      <style:text-properties officeooo:paragraph-rsid="003caded"/>
    </style:style>
    <style:style style:name="P74" style:family="paragraph" style:parent-style-name="Standard">
      <style:paragraph-properties fo:text-align="justify" style:justify-single-word="false"/>
      <style:text-properties officeooo:paragraph-rsid="005747f0"/>
    </style:style>
    <style:style style:name="P75" style:family="paragraph" style:parent-style-name="Standard">
      <style:paragraph-properties fo:text-align="center" style:justify-single-word="false"/>
      <style:text-properties officeooo:paragraph-rsid="001966e3"/>
    </style:style>
    <style:style style:name="P76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d4b98" fo:background-color="transparent" style:font-size-asian="10.5pt" style:font-weight-asian="bold" style:font-size-complex="12pt" style:font-weight-complex="bold"/>
    </style:style>
    <style:style style:name="P77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d948d" fo:background-color="transparent" style:font-size-asian="10.5pt" style:font-weight-asian="bold" style:font-size-complex="12pt" style:font-weight-complex="bold"/>
    </style:style>
    <style:style style:name="P78" style:family="paragraph" style:parent-style-name="normal">
      <style:paragraph-properties fo:text-align="start" style:justify-single-word="false"/>
      <style:text-properties fo:color="#333333" loext:opacity="100%" style:font-name="Liberation Sans" fo:font-size="12pt" fo:font-weight="bold" officeooo:rsid="001d4b98" officeooo:paragraph-rsid="001f2e7b" fo:background-color="transparent" style:font-size-asian="10.5pt" style:font-weight-asian="bold" style:font-size-complex="12pt" style:font-weight-complex="bold"/>
    </style:style>
    <style:style style:name="P79" style:family="paragraph" style:parent-style-name="normal">
      <style:paragraph-properties fo:text-align="start" style:justify-single-word="false"/>
      <style:text-properties fo:color="#000000" loext:opacity="100%" style:font-name="Liberation Sans" fo:font-size="12pt" fo:font-weight="bold" officeooo:rsid="001d4b98" officeooo:paragraph-rsid="00205a39" fo:background-color="transparent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 fo:break-before="page"/>
      <style:text-properties fo:color="#3faf46" loext:opacity="100%" style:font-name="Liberation Sans" fo:font-size="22pt" fo:font-weight="normal" officeooo:rsid="001966e3" officeooo:paragraph-rsid="001966e3" style:font-size-asian="22pt" style:font-weight-asian="normal" style:font-size-complex="22pt" style:font-weight-complex="normal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3" style:family="paragraph" style:parent-style-name="Heading_20_1">
      <style:text-properties officeooo:paragraph-rsid="003f3bdc"/>
    </style:style>
    <style:style style:name="P84" style:family="paragraph" style:parent-style-name="Standard">
      <style:paragraph-properties fo:text-align="center" style:justify-single-word="false"/>
      <style:text-properties fo:color="#3faf46" loext:opacity="100%" style:font-name="Liberation Sans" fo:font-size="22pt" fo:font-weight="normal" officeooo:rsid="0044461b" officeooo:paragraph-rsid="0044461b" style:font-size-asian="22pt" style:font-weight-asian="normal" style:font-size-complex="2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font-weight="normal" officeooo:rsid="001b58cb" officeooo:paragraph-rsid="004721f0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01d4b98" officeooo:paragraph-rsid="0022fbd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paragraph-rsid="0022fbd0"/>
    </style:style>
    <style:style style:name="T1" style:family="text">
      <style:text-properties officeooo:rsid="001b58cb"/>
    </style:style>
    <style:style style:name="T2" style:family="text">
      <style:text-properties fo:color="#000000" loext:opacity="100%" style:font-name="Liberation Sans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color="#000000" loext:opacity="100%" style:font-name="Liberation Sans" fo:font-size="12pt" fo:font-weight="normal" officeooo:rsid="001b58cb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loext:opacity="100%" style:font-name="Liberation Sans" fo:font-size="12pt" fo:font-weight="normal" officeooo:rsid="001d4b98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Liberation Sans" fo:font-size="12pt" fo:font-weight="normal" officeooo:rsid="001d948d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style:font-name="Liberation Sans" fo:font-size="12pt" fo:font-weight="normal" officeooo:rsid="00205a39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Liberation Sans" fo:font-size="12pt" fo:font-weight="normal" officeooo:rsid="0022fbd0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color="#000000" loext:opacity="100%" style:font-name="Liberation Sans" fo:font-size="12pt" fo:font-weight="normal" officeooo:rsid="002cd870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Liberation Sans" fo:font-size="12pt" fo:font-weight="normal" officeooo:rsid="002bb03c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Liberation Sans" fo:font-size="12pt" fo:font-weight="normal" officeooo:rsid="002f06ce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color="#000000" loext:opacity="100%" style:font-name="Liberation Sans" fo:font-size="12pt" fo:font-weight="normal" officeooo:rsid="0045ee4f" fo:background-color="transparent" loext:char-shading-value="0" style:font-size-asian="10.5pt" style:font-weight-asian="normal" style:font-size-complex="12pt" style:font-weight-complex="normal"/>
    </style:style>
    <style:style style:name="T12" style:family="text">
      <style:text-properties fo:color="#000000" loext:opacity="100%" style:font-name="Liberation Sans" fo:font-size="12pt" fo:font-weight="normal" officeooo:rsid="004721f0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fo:color="#000000" loext:opacity="100%" style:font-name="Liberation Sans" fo:font-size="12pt" fo:font-weight="normal" officeooo:rsid="004ab1fc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fo:color="#000000" loext:opacity="100%" style:font-name="Liberation Sans" fo:font-size="12pt" fo:font-weight="normal" officeooo:rsid="004b0500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Liberation Sans" fo:font-size="12pt" fo:font-weight="normal" officeooo:rsid="004ba5f8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color="#000000" loext:opacity="100%" style:font-name="Liberation Sans" fo:font-size="12pt" fo:font-weight="normal" officeooo:rsid="004dd46b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loext:opacity="100%" style:font-name="Liberation Sans" fo:font-size="12pt" fo:font-weight="normal" officeooo:rsid="005747f0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" fo:font-size="12pt" fo:font-weight="normal" officeooo:rsid="0059ed9a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color="#000000" loext:opacity="100%" style:font-name="Liberation Sans" fo:font-size="12pt" fo:font-weight="normal" officeooo:rsid="005b4b0c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fo:color="#000000" loext:opacity="100%" style:font-name="Liberation Sans" fo:font-size="12pt" fo:font-weight="normal" officeooo:rsid="003caded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Liberation Sans" fo:font-size="12pt" fo:font-weight="normal" officeooo:rsid="005597e4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ans" fo:font-size="12pt" fo:font-weight="normal" officeooo:rsid="001966e3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ans" fo:font-size="12pt" fo:font-weight="normal" officeooo:rsid="003caded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25" style:family="text">
      <style:text-properties fo:color="#000000" loext:opacity="100%" style:font-name="Liberation Sans" fo:font-size="12pt" fo:font-weight="bold" officeooo:rsid="001d4b98" fo:background-color="transparent" loext:char-shading-value="0" style:font-size-asian="10.5pt" style:font-weight-asian="bold" style:font-size-complex="12pt" style:font-weight-complex="bold"/>
    </style:style>
    <style:style style:name="T26" style:family="text">
      <style:text-properties fo:color="#000000" loext:opacity="100%" style:font-name="Liberation Sans" fo:font-size="12pt" fo:font-weight="bold" officeooo:rsid="0022fbd0" fo:background-color="transparent" loext:char-shading-value="0" style:font-size-asian="10.5pt" style:font-weight-asian="bold" style:font-size-complex="12pt" style:font-weight-complex="bold"/>
    </style:style>
    <style:style style:name="T27" style:family="text">
      <style:text-properties fo:color="#000000" loext:opacity="100%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28" style:family="text">
      <style:text-properties fo:color="#000000" loext:opacity="100%" style:font-name="Liberation Sans" fo:font-size="12pt" fo:font-weight="bold" officeooo:rsid="002d7d98" fo:background-color="transparent" loext:char-shading-value="0" style:font-size-asian="10.5pt" style:font-weight-asian="bold" style:font-size-complex="12pt" style:font-weight-complex="bold"/>
    </style:style>
    <style:style style:name="T29" style:family="text">
      <style:text-properties fo:color="#000000" loext:opacity="100%" style:font-name="Liberation Sans" fo:font-size="12pt" fo:font-weight="bold" officeooo:rsid="002f06ce" fo:background-color="transparent" loext:char-shading-value="0" style:font-size-asian="10.5pt" style:font-weight-asian="bold" style:font-size-complex="12pt" style:font-weight-complex="bold"/>
    </style:style>
    <style:style style:name="T30" style:family="text">
      <style:text-properties fo:color="#000000" loext:opacity="100%" style:font-name="Liberation Sans" fo:font-size="12pt" fo:font-weight="bold" officeooo:rsid="0032f126" fo:background-color="transparent" loext:char-shading-value="0" style:font-size-asian="10.5pt" style:font-weight-asian="bold" style:font-size-complex="12pt" style:font-weight-complex="bold"/>
    </style:style>
    <style:style style:name="T31" style:family="text">
      <style:text-properties fo:color="#000000" loext:opacity="100%" style:font-name="Liberation Sans" fo:font-size="12pt" fo:font-weight="bold" officeooo:rsid="0036b760" fo:background-color="transparent" loext:char-shading-value="0" style:font-size-asian="10.5pt" style:font-weight-asian="bold" style:font-size-complex="12pt" style:font-weight-complex="bold"/>
    </style:style>
    <style:style style:name="T32" style:family="text">
      <style:text-properties fo:color="#000000" loext:opacity="100%" style:font-name="Liberation Sans" fo:font-size="12pt" fo:background-color="transparent" loext:char-shading-value="0" style:font-size-asian="10.5pt" style:font-size-complex="12pt"/>
    </style:style>
    <style:style style:name="T33" style:family="text">
      <style:text-properties fo:color="#000000" loext:opacity="100%" style:font-name="Liberation Sans" fo:font-size="12pt" officeooo:rsid="002cd870" fo:background-color="transparent" loext:char-shading-value="0" style:font-size-asian="10.5pt" style:font-size-complex="12pt"/>
    </style:style>
    <style:style style:name="T34" style:family="text">
      <style:text-properties fo:color="#000000" loext:opacity="100%" style:font-name="Liberation Sans" fo:font-size="12pt" officeooo:rsid="002f87ff" fo:background-color="transparent" loext:char-shading-value="0" style:font-size-asian="10.5pt" style:font-size-complex="12pt"/>
    </style:style>
    <style:style style:name="T35" style:family="text">
      <style:text-properties fo:color="#000000" loext:opacity="100%" style:font-name="Liberation Sans" fo:font-weight="normal" officeooo:rsid="003182ea" style:font-weight-asian="normal" style:font-weight-complex="normal"/>
    </style:style>
    <style:style style:name="T36" style:family="text">
      <style:text-properties fo:color="#000000" loext:opacity="100%" fo:font-size="12pt" fo:font-weight="normal" officeooo:rsid="001966e3" style:font-size-asian="12pt" style:font-weight-asian="normal" style:font-size-complex="12pt" style:font-weight-complex="normal"/>
    </style:style>
    <style:style style:name="T37" style:family="text">
      <style:text-properties fo:color="#000000" loext:opacity="100%" fo:font-size="12pt" fo:font-weight="normal" officeooo:rsid="003caded" style:font-size-asian="12pt" style:font-weight-asian="normal" style:font-size-complex="12pt" style:font-weight-complex="normal"/>
    </style:style>
    <style:style style:name="T38" style:family="text">
      <style:text-properties fo:color="#000000" loext:opacity="100%" fo:font-size="12pt" fo:font-weight="normal" officeooo:rsid="0054d338" style:font-size-asian="12pt" style:font-weight-asian="normal" style:font-size-complex="12pt" style:font-weight-complex="normal"/>
    </style:style>
    <style:style style:name="T39" style:family="text">
      <style:text-properties fo:color="#000000" loext:opacity="100%" fo:font-size="12pt" fo:font-weight="normal" officeooo:rsid="005597e4" style:font-size-asian="12pt" style:font-weight-asian="normal" style:font-size-complex="12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9e794"/>
    </style:style>
    <style:style style:name="T42" style:family="text">
      <style:text-properties style:font-name="Liberation Sans"/>
    </style:style>
    <style:style style:name="T43" style:family="text">
      <style:text-properties style:font-name="Liberation Sans" fo:font-size="12pt" fo:background-color="transparent" loext:char-shading-value="0" style:font-size-asian="10.5pt" style:font-size-complex="12pt"/>
    </style:style>
    <style:style style:name="T44" style:family="text">
      <style:text-properties style:font-name="Liberation Sans" fo:font-size="12pt" officeooo:rsid="0036b760" fo:background-color="transparent" loext:char-shading-value="0" style:font-size-asian="10.5pt" style:font-size-complex="12pt"/>
    </style:style>
    <style:style style:name="T45" style:family="text">
      <style:text-properties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46" style:family="text">
      <style:text-properties style:font-name="Liberation Sans" officeooo:rsid="005597e4"/>
    </style:style>
    <style:style style:name="T47" style:family="text">
      <style:text-properties officeooo:rsid="002a74fe"/>
    </style:style>
    <style:style style:name="T48" style:family="text">
      <style:text-properties officeooo:rsid="001d4b98"/>
    </style:style>
    <style:style style:name="T49" style:family="text">
      <style:text-properties officeooo:rsid="002bb03c"/>
    </style:style>
    <style:style style:name="T50" style:family="text">
      <style:text-properties fo:color="#069a2e" loext:opacity="100%" style:font-name="Liberation Sans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51" style:family="text">
      <style:text-properties fo:color="#069a2e" loext:opacity="100%" style:font-name="Liberation Sans" fo:font-size="12pt" fo:font-weight="bold" officeooo:rsid="002cd870" fo:background-color="transparent" loext:char-shading-value="0" style:font-size-asian="10.5pt" style:font-weight-asian="bold" style:font-size-complex="12pt" style:font-weight-complex="bold"/>
    </style:style>
    <style:style style:name="T52" style:family="text">
      <style:text-properties fo:color="#3faf46" loext:opacity="100%" style:font-name="Liberation Sans" fo:font-size="40pt" fo:font-weight="normal" officeooo:rsid="001966e3" style:font-size-asian="40pt" style:font-weight-asian="normal" style:font-size-complex="40pt" style:font-weight-complex="normal"/>
    </style:style>
    <style:style style:name="T53" style:family="text">
      <style:text-properties fo:color="#3faf46" loext:opacity="100%" style:font-name="Liberation Sans" fo:font-size="40pt" fo:font-weight="normal" officeooo:rsid="0044461b" style:font-size-asian="40pt" style:font-weight-asian="normal" style:font-size-complex="40pt" style:font-weight-complex="normal"/>
    </style:style>
    <style:style style:name="T54" style:family="text">
      <style:text-properties officeooo:rsid="0059ed9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5"><text:span text:style-name="T52">L</text:span><text:span text:style-name="T53">ibreMacro</text:span></text:p>
      <text:p text:style-name="P3"/>
      <text:p text:style-name="P3"/>
      <text:p text:style-name="P84">Manual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0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81"><text:a xlink:type="simple" xlink:href="#__RefHeading___Toc2167_3047470910" text:style-name="Index_20_Link" text:visited-style-name="Index_20_Link">1 – Introdução<text:tab/>3</text:a></text:p>
          <text:p text:style-name="P81"><text:a xlink:type="simple" xlink:href="#__RefHeading___Toc2169_3047470910" text:style-name="Index_20_Link" text:visited-style-name="Index_20_Link">2 – Primeiros passos<text:tab/>4</text:a></text:p>
          <text:p text:style-name="P81"><text:a xlink:type="simple" xlink:href="#__RefHeading___Toc2171_3047470910" text:style-name="Index_20_Link" text:visited-style-name="Index_20_Link">3 – Funcionalidades<text:tab/>4</text:a></text:p>
          <text:p text:style-name="P82"><text:a xlink:type="simple" xlink:href="#__RefHeading___Toc2173_3047470910" text:style-name="Index_20_Link" text:visited-style-name="Index_20_Link">3.1 – Valores de células<text:tab/>4</text:a></text:p>
          <text:p text:style-name="P82"><text:a xlink:type="simple" xlink:href="#__RefHeading___Toc2175_3047470910" text:style-name="Index_20_Link" text:visited-style-name="Index_20_Link">3.2 – Inserindo e deletando linhas<text:tab/>4</text:a></text:p>
          <text:p text:style-name="P82"><text:a xlink:type="simple" xlink:href="#__RefHeading___Toc2177_3047470910" text:style-name="Index_20_Link" text:visited-style-name="Index_20_Link">3.3 – Inserindo e deletando colunas<text:tab/>5</text:a></text:p>
          <text:p text:style-name="P82"><text:a xlink:type="simple" xlink:href="#__RefHeading___Toc2179_3047470910" text:style-name="Index_20_Link" text:visited-style-name="Index_20_Link">3.4 – Janelas de diálogos<text:tab/>6</text:a></text:p>
          <text:p text:style-name="P82"><text:a xlink:type="simple" xlink:href="#__RefHeading___Toc2181_3047470910" text:style-name="Index_20_Link" text:visited-style-name="Index_20_Link">3.5 – Criar e remover uma nova folha de cálculo<text:tab/>7</text:a></text:p>
          <text:p text:style-name="P82"><text:a xlink:type="simple" xlink:href="#__RefHeading___Toc2183_3047470910" text:style-name="Index_20_Link" text:visited-style-name="Index_20_Link">3.6 – Procurar texto em uma célula<text:tab/>7</text:a></text:p>
          <text:p text:style-name="P82"><text:a xlink:type="simple" xlink:href="#__RefHeading___Toc2185_3047470910" text:style-name="Index_20_Link" text:visited-style-name="Index_20_Link">3.7 – Limpar conteúdo das células<text:tab/>7</text:a></text:p>
          <text:p text:style-name="P82"><text:a xlink:type="simple" xlink:href="#__RefHeading___Toc2187_3047470910" text:style-name="Index_20_Link" text:visited-style-name="Index_20_Link">3.8 – Ordenação Crescente<text:tab/>8</text:a></text:p>
          <text:p text:style-name="P82"><text:a xlink:type="simple" xlink:href="#__RefHeading___Toc2189_3047470910" text:style-name="Index_20_Link" text:visited-style-name="Index_20_Link">3.9 – Ordenação Decrescente<text:tab/>8</text:a></text:p>
        </text:index-body>
      </text:table-of-content>
      <text:p text:style-name="P1"/>
      <text:p text:style-name="P80"/>
      <text:h text:style-name="P83" text:outline-level="1"><text:bookmark-start text:name="__RefHeading___Toc2167_3047470910"/><text:span text:style-name="T1">1 – </text:span>Introdução<text:bookmark-end text:name="__RefHeading___Toc2167_3047470910"/></text:h>
      <text:p text:style-name="P2"/>
      <text:p text:style-name="P69"><text:span text:style-name="T36"><text:tab/>Este documento </text:span><text:span text:style-name="T37">tem por objetivo</text:span><text:span text:style-name="T36"> orientar e documentar a utilização da biblioteca “</text:span><text:span text:style-name="T37">LibreMacro”, </text:span><text:span text:style-name="T38">biblioteca esta que tem por objetivo</text:span><text:span text:style-name="T36"> facilitar </text:span><text:span text:style-name="T38">a construção de</text:span><text:span text:style-name="T36"> macros </text:span><text:span text:style-name="T37">no</text:span><text:span text:style-name="T36"> Libre</text:span><text:span text:style-name="T37">O</text:span><text:span text:style-name="T36">ffice Calc.<text:line-break/><text:tab/></text:span><text:span text:style-name="T37">Este documento apresenta as funções utilitárias </text:span><text:span text:style-name="T38">existentes</text:span><text:span text:style-name="T37"> n</text:span><text:span text:style-name="T39">est</text:span><text:span text:style-name="T37">a biblioteca</text:span><text:span text:style-name="T36">. </text:span><text:span text:style-name="T37">Deste modo, o objetivo deste documento é contextualizar e explicar o funcionamento de cada função </text:span><text:span text:style-name="T39">e/ou sub-rotina </text:span><text:span text:style-name="T37">utilitária.</text:span></text:p>
      <text:p text:style-name="P73"><text:span text:style-name="T22"><text:tab/></text:span><text:span text:style-name="T23">Para mais</text:span><text:span text:style-name="T22"> informações sobre a criação </text:span><text:span text:style-name="T23">e</text:span><text:span text:style-name="T22"> </text:span><text:span text:style-name="T23">implementação</text:span><text:span text:style-name="T22"> </text:span><text:span text:style-name="T23">d</text:span><text:span text:style-name="T22">essa biblioteca, </text:span><text:span text:style-name="T23">siga nosso repositório no github: </text:span><text:a xlink:type="simple" xlink:href="https://github.com/LibreMacro/Library" text:style-name="Internet_20_link" text:visited-style-name="Visited_20_Internet_20_Link"><text:span text:style-name="T42">https://github.com/LibreMacro/Library</text:span></text:a><text:span text:style-name="T23">. </text:span></text:p>
      <text:p text:style-name="P74"><text:span text:style-name="T12"><text:tab/>Por fim, ressaltamos que além deste manual, existe um curso básico em vídeo, oferecido gratuitamente no YouTube, sobre a linguagem basic e focado na utilização desta ferramenta. Este curso pode ser acessado </text:span><text:span text:style-name="T13">através da página do canal “Aprendendo com vídeos” </text:span><text:span text:style-name="T15">no YouTube </text:span><text:span text:style-name="T14">e/ou </text:span><text:span text:style-name="T15">clicando </text:span><text:span text:style-name="T17">neste</text:span><text:span text:style-name="T20"> </text:span><text:a xlink:type="simple" xlink:href="https://www.youtube.com/playlist?list=PLw7mAr9L5qIy_19pSCvfQtlq2ro0digtn" office:target-frame-name="_self" xlink:show="replace" text:style-name="Internet_20_link" text:visited-style-name="Visited_20_Internet_20_Link">link</text:a><text:span text:style-name="T21">.</text:span></text:p>
      <text:p text:style-name="P8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2169_3047470910"/><text:soft-page-break/>2 – Primeiros passos<text:bookmark-end text:name="__RefHeading___Toc2169_3047470910"/></text:h>
      <text:p text:style-name="P4"/>
      <text:p text:style-name="P72"><text:span text:style-name="T3"><text:tab/></text:span><text:span text:style-name="T12">A</text:span><text:span text:style-name="T3"> biblioteca “</text:span><text:span text:style-name="T11">LibreMacro” pode ser adquirida através </text:span><text:a xlink:type="simple" xlink:href="https://github.com/LibreMacro/Library" text:style-name="Internet_20_link" text:visited-style-name="Visited_20_Internet_20_Link"><text:span text:style-name="T42">deste end</text:span></text:a><text:a xlink:type="simple" xlink:href="https://github.com/LibreMacro/Library" text:style-name="Internet_20_link" text:visited-style-name="Visited_20_Internet_20_Link"><text:span text:style-name="T46">ereço</text:span></text:a><text:span text:style-name="T20">.</text:span><text:span text:style-name="T3"> Após </text:span><text:span text:style-name="T12">realizar</text:span><text:span text:style-name="T3"> o download da biblioteca, </text:span><text:span text:style-name="T12">faz-se necessário importar a mesma dentro do LibreOffice.</text:span><text:span text:style-name="T3"> </text:span></text:p>
      <text:p text:style-name="P72"><text:span text:style-name="T3"><text:tab/></text:span><text:span text:style-name="T12">Vale ressaltar que a importação desta extensão é requisito prévio para que todas as funções acessórias, apresentadas abaixo, estejam disponíveis pelo LibreOffice. </text:span></text:p>
      <text:p text:style-name="P85"><text:tab/></text:p>
      <text:p text:style-name="P28"/>
      <text:p text:style-name="P28"/>
      <text:p text:style-name="P5"/>
      <text:h text:style-name="Heading_20_1" text:outline-level="1"><text:bookmark-start text:name="__RefHeading___Toc2171_3047470910"/>3 – Funcionalidades<text:bookmark-end text:name="__RefHeading___Toc2171_3047470910"/></text:h>
      <text:h text:style-name="Heading_20_2" text:outline-level="2"/>
      <text:h text:style-name="Heading_20_2" text:outline-level="2"><text:bookmark-start text:name="__RefHeading___Toc2173_3047470910"/>3.1 – Valores de células<text:bookmark-end text:name="__RefHeading___Toc2173_3047470910"/></text:h>
      <text:p text:style-name="P55"/>
      <text:p text:style-name="P43">Cell (pSheet as String, pCell as String)</text:p>
      <text:p text:style-name="P29"/>
      <text:p text:style-name="P17">pSheet → Nome da planilha</text:p>
      <text:p text:style-name="P17">pCell → Nome da célula</text:p>
      <text:p text:style-name="P29"/>
      <text:p text:style-name="P42">Exemplos:</text:p>
      <text:p text:style-name="P30"/>
      <text:p text:style-name="P53"><text:span text:style-name="T3">Cell (“</text:span><text:span text:style-name="T7">Planilha1</text:span><text:span text:style-name="T3">”, “A1”).Value (valor numérico)</text:span></text:p>
      <text:p text:style-name="P30"/>
      <text:p text:style-name="P53"><text:span text:style-name="T3">Cell (“</text:span><text:span text:style-name="T7">Planilha1</text:span><text:span text:style-name="T3">”, “A1”).String (</text:span><text:span text:style-name="T7">para </text:span><text:span text:style-name="T3">String</text:span><text:span text:style-name="T7">s)</text:span></text:p>
      <text:p text:style-name="P13"/>
      <text:h text:style-name="Heading_20_2" text:outline-level="2"><text:bookmark-start text:name="__RefHeading___Toc2175_3047470910"/>3.2 – Inserindo e deletando linhas<text:bookmark-end text:name="__RefHeading___Toc2175_3047470910"/></text:h>
      <text:p text:style-name="P6"/>
      <text:p text:style-name="P76">InsertRows (pSheet as String, IndexL as Integer, Units as Integer)</text:p>
      <text:p text:style-name="P9"/>
      <text:p text:style-name="P9">pSheet → Nome da planilha onde se deseja inserir as linhas.</text:p>
      <text:p text:style-name="P9">IndexL → Posição para inserir à ser inserido a linha</text:p>
      <text:p text:style-name="P9">Units → Quantidade de linhas a serem inseridas</text:p>
      <text:p text:style-name="P9"/>
      <text:p text:style-name="P54"><text:span text:style-name="T24">Exemplo:</text:span><text:span text:style-name="T2"> <text:line-break/></text:span></text:p>
      <text:p text:style-name="P54"><text:span text:style-name="T7">Adicionando </text:span><text:span text:style-name="T18">1 linha </text:span><text:span text:style-name="T7">na</text:span><text:span text:style-name="T18"> “</text:span><text:span text:style-name="T7">Planilha1” </text:span><text:span text:style-name="T18">na posição da </text:span><text:span text:style-name="T7">linha 3.<text:line-break/></text:span><text:span text:style-name="T2"><text:line-break/>InsertRows (“</text:span><text:span text:style-name="T7">Planilha1</text:span><text:span text:style-name="T2">”, </text:span><text:span text:style-name="T18">3</text:span><text:span text:style-name="T2">, 1) 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7">DeleteRows (pSheet as String, IndexL as Integer, Units as Integer)</text:p>
      <text:p text:style-name="P77"/>
      <text:p text:style-name="P10">pSheet → Nome da planilha onde se deseja inserir as linhas.</text:p>
      <text:p text:style-name="P10">IndexL → Posição para inserir à ser inserido a linha</text:p>
      <text:p text:style-name="P10">Units → Quantidade de linhas a serem inseridas</text:p>
      <text:p text:style-name="P14"/>
      <text:p text:style-name="P31">Exemplo:</text:p>
      <text:p text:style-name="P17"/>
      <text:p text:style-name="P17">Deletando <text:span text:style-name="T54">uma linha </text:span>na Planilha1, linha 3 <text:line-break/></text:p>
      <text:p text:style-name="P49"><text:span text:style-name="T5">Delete</text:span><text:span text:style-name="T4">Rows (“</text:span><text:span text:style-name="T7">Planilha1</text:span><text:span text:style-name="T4">”, </text:span><text:span text:style-name="T18">3</text:span><text:span text:style-name="T4">, 1)</text:span></text:p>
      <text:p text:style-name="P10"/>
      <text:p text:style-name="P10"/>
      <text:h text:style-name="Heading_20_2" text:outline-level="2"><text:bookmark-start text:name="__RefHeading___Toc2177_3047470910"/>3.3 – Inserindo e deletando colunas<text:bookmark-end text:name="__RefHeading___Toc2177_3047470910"/></text:h>
      <text:p text:style-name="P56"/>
      <text:p text:style-name="P79">InsertColumns (pSheet as String, IndexC as Integer, Units as Integer)</text:p>
      <text:p text:style-name="P11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47"><text:span text:style-name="T25">Importante:</text:span><text:span text:style-name="T4"> A posição da </text:span><text:span text:style-name="T7">coluna</text:span><text:span text:style-name="T4"> começa contar a parti do </text:span><text:span text:style-name="T7">index</text:span><text:span text:style-name="T4"> 0, então a linha 1 seria 0, linha 2 seria a 1 e assim por diante.</text:span></text:p>
      <text:p text:style-name="P11"/>
      <text:p text:style-name="P48"><text:span text:style-name="T25">Exemplo:</text:span><text:span text:style-name="T4"> </text:span></text:p>
      <text:p text:style-name="P12"/>
      <text:p text:style-name="P48"><text:span text:style-name="T7">Adicionando </text:span><text:span text:style-name="T19">1 coluna </text:span><text:span text:style-name="T7">na </text:span><text:span text:style-name="T26">Planilha1 </text:span><text:span text:style-name="T19">na posição da coluna C.</text:span><text:span text:style-name="T4"><text:line-break/><text:line-break/>Insert</text:span><text:span text:style-name="T6">Columns</text:span><text:span text:style-name="T4">(“</text:span><text:span text:style-name="T7">Planilha1</text:span><text:span text:style-name="T4">”, </text:span><text:span text:style-name="T19">3</text:span><text:span text:style-name="T4">, 1)</text:span></text:p>
      <text:p text:style-name="P11"/>
      <text:p text:style-name="P79">DeleteColumns (pSheet as String, IndexC as Integer, Units as Integer)</text:p>
      <text:p text:style-name="P78"/>
      <text:p text:style-name="P11">pSheet → Nome da planilha onde se deseja inserir as linhas.</text:p>
      <text:p text:style-name="P11">IndexL → Posição para inserir à ser inserido a linha</text:p>
      <text:p text:style-name="P11">Units → Quantidade de linhas a serem inseridas</text:p>
      <text:p text:style-name="P11"/>
      <text:p text:style-name="P48"><text:span text:style-name="T25">Exemplo:</text:span><text:span text:style-name="T4"> </text:span></text:p>
      <text:p text:style-name="P12"/>
      <text:p text:style-name="P48"><text:span text:style-name="T7">Deletando </text:span><text:span text:style-name="T19">1 coluna </text:span><text:span text:style-name="T7">na </text:span><text:span text:style-name="T26">Planilha1</text:span><text:span text:style-name="T7"> </text:span><text:span text:style-name="T19">na posição da coluna C.</text:span></text:p>
      <text:p text:style-name="P15"/>
      <text:p text:style-name="P47"><text:span text:style-name="T5">Delete</text:span><text:span text:style-name="T6">Columns</text:span><text:span text:style-name="T4"> (“</text:span><text:span text:style-name="T7">Planilha1</text:span><text:span text:style-name="T4">”, </text:span><text:span text:style-name="T19">3</text:span><text:span text:style-name="T4">, 1)</text:span></text:p>
      <text:p text:style-name="P11"/>
      <text:p text:style-name="P57"/>
      <text:h text:style-name="Heading_20_2" text:outline-level="2"><text:bookmark-start text:name="__RefHeading___Toc2179_3047470910"/><text:span text:style-name="T48">3.</text:span><text:span text:style-name="T41">4</text:span><text:span text:style-name="T48"> – </text:span><text:span text:style-name="T41">Janelas de diálogo</text:span><text:span text:style-name="T47">s</text:span><text:bookmark-end text:name="__RefHeading___Toc2179_3047470910"/></text:h>
      <text:p text:style-name="P57"/>
      <text:p text:style-name="P32">ConfirmDialog(pQuestion as String, Optional pDialogTitle as String)</text:p>
      <text:p text:style-name="P32"/>
      <text:p text:style-name="P16">Caixa de diálogo contendo uma pergunta e duas opções: <text:span text:style-name="T40">Ok</text:span> e <text:span text:style-name="T40">Cancelar</text:span>.</text:p>
      <text:p text:style-name="P16"><text:soft-page-break/></text:p>
      <text:p text:style-name="P16">Pquestion →<text:span text:style-name="T49"> <text:s/></text:span>Pergunta exibida na caixa de diálogo</text:p>
      <text:p text:style-name="P16">pDialogTitle →<text:span text:style-name="T49"> </text:span>Título da caixa de diálogo (Opcional)</text:p>
      <text:p text:style-name="P33"/>
      <text:p text:style-name="P33">Exemplo:</text:p>
      <text:p text:style-name="P33"/>
      <text:p text:style-name="P18">ConfirmDialog ( “Você deseja realizar o pagamento?”, “Pagamento”)</text:p>
      <text:p text:style-name="P18"/>
      <text:p text:style-name="P21">Se clicar em <text:span text:style-name="T40">“OK”</text:span> retorna o valor <text:span text:style-name="T40">“True”</text:span>, se clicar em <text:span text:style-name="T40">“Cancelar”</text:span> retorna valor <text:span text:style-name="T40">“False”</text:span></text:p>
      <text:p text:style-name="P34"/>
      <text:p text:style-name="P34"/>
      <text:p text:style-name="P34">QuestionDialog(pQuestion as String, Optional pDialogTitle as String)</text:p>
      <text:p text:style-name="P34"/>
      <text:p text:style-name="P21">Caixa de diálogo contendo uma pergunta e duas opções: "Sim" e "Não"</text:p>
      <text:p text:style-name="P21"/>
      <text:p text:style-name="P21">pQuestion: Pergunta exibida na caixa de diálogo</text:p>
      <text:p text:style-name="P21">pDialogTitle: Título da caixa de diálogo (Opcional)</text:p>
      <text:p text:style-name="P21"/>
      <text:p text:style-name="P37">Exemplo:</text:p>
      <text:p text:style-name="P21"/>
      <text:p text:style-name="P19">QuestionDialog ( “Você deseja realizar o pagamento?”, “Pagamento”)</text:p>
      <text:p text:style-name="P19"/>
      <text:p text:style-name="P50"><text:span text:style-name="T8">Se clicar em </text:span><text:span text:style-name="T27">“</text:span><text:span text:style-name="T28">Sim</text:span><text:span text:style-name="T27">”</text:span><text:span text:style-name="T8"> retorna o valor </text:span><text:span text:style-name="T27">“True”</text:span><text:span text:style-name="T8">, se clicar em </text:span><text:span text:style-name="T27">“</text:span><text:span text:style-name="T28">Não</text:span><text:span text:style-name="T27">”</text:span><text:span text:style-name="T8"> retorna valor </text:span><text:span text:style-name="T27">“False”</text:span></text:p>
      <text:p text:style-name="P35"/>
      <text:p text:style-name="P63">RetryDialog(pQuestion as String, Optional pDialogTitle as String)</text:p>
      <text:p text:style-name="P63"/>
      <text:p text:style-name="P65">Caixa de diálogo contendo uma pergunta e duas opções: "Tentar de novo" e "Cancelar".</text:p>
      <text:p text:style-name="P65"/>
      <text:p text:style-name="P65">pQuestion: Pergunta exibida na caixa de diálogo</text:p>
      <text:p text:style-name="P65">pDialogTitle: Título da caixa de diálogo (Opcional)</text:p>
      <text:p text:style-name="P65"/>
      <text:p text:style-name="P64">Exemplo:</text:p>
      <text:p text:style-name="P64"/>
      <text:p text:style-name="P51"><text:span text:style-name="T9">RetryDialog ( “</text:span><text:span text:style-name="T10">Ocorreu um erro!</text:span><text:span text:style-name="T9">”, “</text:span><text:span text:style-name="T10">Alerta</text:span><text:span text:style-name="T9">”)</text:span></text:p>
      <text:p text:style-name="P20"/>
      <text:p text:style-name="P51"><text:span text:style-name="T8">Se clicar em </text:span><text:span text:style-name="T27">“</text:span><text:span text:style-name="T29">Tentar de novo</text:span><text:span text:style-name="T27">”</text:span><text:span text:style-name="T8"> retorna o valor </text:span><text:span text:style-name="T27">“True”</text:span><text:span text:style-name="T8">, se clicar em </text:span><text:span text:style-name="T27">“</text:span><text:span text:style-name="T29">Cancelar</text:span><text:span text:style-name="T27">”</text:span><text:span text:style-name="T8"> retorna valor </text:span><text:span text:style-name="T27">“False”</text:span></text:p>
      <text:p text:style-name="P59"/>
      <text:p text:style-name="P58"/>
      <text:h text:style-name="Heading_20_2" text:outline-level="2"><text:bookmark-start text:name="__RefHeading___Toc2181_3047470910"/><text:span text:style-name="T51">3.</text:span><text:span text:style-name="T50">5 – Criar e remover uma nova folha de cálculo</text:span><text:bookmark-end text:name="__RefHeading___Toc2181_3047470910"/></text:h>
      <text:p text:style-name="P36"/>
      <text:p text:style-name="P36">CreateSheet(pName As String)</text:p>
      <text:p text:style-name="P36"/>
      <text:p text:style-name="P61"><text:span text:style-name="T33">pName: Nome da planilha a ser criada (</text:span><text:span text:style-name="T34">String</text:span><text:span text:style-name="T33">)</text:span></text:p>
      <text:p text:style-name="P36"/>
      <text:p text:style-name="P70"><text:span text:style-name="T27">E</text:span><text:span text:style-name="T24">xemplo:</text:span></text:p>
      <text:p text:style-name="P38"/>
      <text:p text:style-name="P23">CreateSheet (“Folha de Pagamento”)</text:p>
      <text:p text:style-name="P38"/>
      <text:p text:style-name="P36"/>
      <text:p text:style-name="P36"/>
      <text:p text:style-name="P36"><text:soft-page-break/>RemoveSheet(pName As String)</text:p>
      <text:p text:style-name="P36"/>
      <text:p text:style-name="P22">' pName: Nome da planilha a ser excluída</text:p>
      <text:p text:style-name="P22"/>
      <text:p text:style-name="P71"><text:span text:style-name="T33">E</text:span><text:span text:style-name="T32">xemplo:</text:span></text:p>
      <text:p text:style-name="P38"/>
      <text:p text:style-name="P23">RemoveSheet (“Folha de Pagamento”)</text:p>
      <text:p text:style-name="P23"/>
      <text:p text:style-name="P23"/>
      <text:h text:style-name="Heading_20_2" text:outline-level="2"><text:bookmark-start text:name="__RefHeading___Toc2183_3047470910"/>3.6 – Procurar texto em uma célula<text:bookmark-end text:name="__RefHeading___Toc2183_3047470910"/></text:h>
      <text:p text:style-name="P60"/>
      <text:p text:style-name="P39"><text:line-break/>FindTextInCell(pText as String, pCell as String) </text:p>
      <text:p text:style-name="P60"/>
      <text:p text:style-name="P24">Procura texto dentro de determinada célula<text:line-break/></text:p>
      <text:p text:style-name="P24">pText : Texto procurado</text:p>
      <text:p text:style-name="P44"><text:span text:style-name="T43">pCell : Célula em que se realiza a busca <text:line-break/><text:line-break/></text:span><text:span text:style-name="T45">Exemplo:</text:span><text:span text:style-name="T43"><text:line-break/></text:span></text:p>
      <text:p text:style-name="P24">FindTextInCell (“TV” , “C5”)</text:p>
      <text:p text:style-name="P24"/>
      <text:p text:style-name="P44"><text:span text:style-name="T43">Se foi encontrado vai retorna com valor de </text:span><text:span text:style-name="T45">“True”</text:span><text:span text:style-name="T43"> se não </text:span><text:span text:style-name="T45">“False”</text:span><text:span text:style-name="T43"><text:line-break/></text:span></text:p>
      <text:p text:style-name="P60"/>
      <text:h text:style-name="Heading_20_2" text:outline-level="2"><text:bookmark-start text:name="__RefHeading___Toc2185_3047470910"/>3.7 – Limpar conteúdo das células<text:bookmark-end text:name="__RefHeading___Toc2185_3047470910"/></text:h>
      <text:p text:style-name="P24"/>
      <text:p text:style-name="P66">ClearContents (pSheet as String, Range as String)</text:p>
      <text:p text:style-name="P62"/>
      <text:p text:style-name="Standard"><text:span text:style-name="T42">pSheet: nome da </text:span><text:span text:style-name="T35">folha de cálculo</text:span></text:p>
      <text:p text:style-name="P62">Range: Range das celulas para limpar o conteúdo</text:p>
      <text:p text:style-name="P62"/>
      <text:p text:style-name="P67">Exemplo:</text:p>
      <text:p text:style-name="P67"/>
      <text:p text:style-name="P68">ClearContents ( “Planilha1” , “A1:B5” )</text:p>
      <text:p text:style-name="P67"/>
      <text:p text:style-name="P68">Na folha de cálculo <text:span text:style-name="T40">“Planilha1”</text:span> vai ser limpo todos os conteúdos que estiverem no intervalo das <text:span text:style-name="T40">células A1 à B5</text:span>.</text:p>
      <text:p text:style-name="P67"/>
      <text:p text:style-name="P24"/>
      <text:h text:style-name="Heading_20_2" text:outline-level="2"><text:bookmark-start text:name="__RefHeading___Toc2187_3047470910"/>3.8 – Ordenação Crescente<text:bookmark-end text:name="__RefHeading___Toc2187_3047470910"/></text:h>
      <text:p text:style-name="P25"/>
      <text:p text:style-name="P40">SortAsc (pSheet as String, pRange as String, pIndexC as Integer)</text:p>
      <text:p text:style-name="P40"/>
      <text:p text:style-name="P25">'pSheet: nome da folha de cálculo</text:p>
      <text:p text:style-name="P25">'pRange: Range das celulas para ordenar</text:p>
      <text:p text:style-name="P25">'pIndexC: index da coluna de referência para ordenação começa por 0</text:p>
      <text:p text:style-name="P25"><text:soft-page-break/></text:p>
      <text:p text:style-name="P40">Exemplo:</text:p>
      <text:p text:style-name="P40"/>
      <text:p text:style-name="P45"><text:span text:style-name="T43">SortAsc (“Planilha1”, “A1:B5”, 0)<text:line-break/><text:line-break/>Vai realizar a ordenação dos dados que estão na folha de cálculo </text:span><text:span text:style-name="T45">“Planilha1”</text:span><text:span text:style-name="T43"> dentro do intervalo de </text:span><text:span text:style-name="T45">“A1:B5”</text:span><text:span text:style-name="T43"> e os dados vão ser ordenados em referência os dados da </text:span><text:span text:style-name="T45">coluna A</text:span><text:span text:style-name="T43"> (lembrando que o index da coluna começa pelo 0)</text:span></text:p>
      <text:p text:style-name="P25"/>
      <text:p text:style-name="P25"/>
      <text:h text:style-name="Heading_20_2" text:outline-level="2"><text:bookmark-start text:name="__RefHeading___Toc2189_3047470910"/>3.9 – Ordenação Decrescente<text:bookmark-end text:name="__RefHeading___Toc2189_3047470910"/></text:h>
      <text:p text:style-name="P27"/>
      <text:p text:style-name="P52"><text:span text:style-name="T30">Sort</text:span><text:span text:style-name="T31">Des</text:span><text:span text:style-name="T30"> (pSheet as String, pRange as String, pIndexC as Integer)</text:span></text:p>
      <text:p text:style-name="P41"/>
      <text:p text:style-name="P26">'pSheet: nome da folha de cálculo</text:p>
      <text:p text:style-name="P26">'pRange: Range das celulas para ordenar</text:p>
      <text:p text:style-name="P26">'pIndexC: index da coluna de referência para ordenação começa por 0</text:p>
      <text:p text:style-name="P26"/>
      <text:p text:style-name="P41">Exemplo:</text:p>
      <text:p text:style-name="P41"/>
      <text:p text:style-name="P46"><text:span text:style-name="T43">Sort</text:span><text:span text:style-name="T44">Des</text:span><text:span text:style-name="T43"> (“Planilha1”, “A1:B5”, 0)<text:line-break/><text:line-break/>Vai realizar a ordenação dos dados que estão na folha de cálculo </text:span><text:span text:style-name="T45">“Planilha1”</text:span><text:span text:style-name="T43"> dentro do intervalo de </text:span><text:span text:style-name="T45">“A1:B5”</text:span><text:span text:style-name="T43"> e os dados vão ser ordenados em referência os dados da </text:span><text:span text:style-name="T45">coluna A</text:span><text:span text:style-name="T43"> (lembrando que o index da coluna começa pelo 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fo:font-weight="normal" officeooo:rsid="00309e7c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127622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127622" loext:opacity="100%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20T17:39:55.738848951</meta:creation-date>
    <dc:date>2021-09-22T23:26:00.639597412</dc:date>
    <meta:editing-duration>PT2H27M14S</meta:editing-duration>
    <meta:editing-cycles>39</meta:editing-cycles>
    <meta:generator>LibreOffice/7.1.3.2$MacOSX_X86_64 LibreOffice_project/47f78053abe362b9384784d31a6e56f8511eb1c1</meta:generator>
    <meta:document-statistic meta:table-count="0" meta:image-count="0" meta:object-count="0" meta:page-count="8" meta:paragraph-count="120" meta:word-count="998" meta:character-count="6365" meta:non-whitespace-character-count="5430"/>
  </office:meta>
</office:document-meta>
</file>